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List_20_Paragraph" style:list-style-name="WWNum1"/>
    <style:style style:name="P3" style:family="paragraph" style:parent-style-name="List_20_Paragraph" style:list-style-name="WWNum2"/>
    <style:style style:name="P4" style:family="paragraph" style:parent-style-name="List_20_Paragraph" style:list-style-name="WWNum1"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49414623287674444" text:style-name="WWNum1">
        <text:list-item>
          <text:p text:style-name="P4">The heroes are summoned by a <text:span text:style-name="T2">King</text:span>/King’s Advisor/Knight/vizier/some form of high important person. King Leoric</text:p>
          <text:list>
            <text:list-item>
              <text:p text:style-name="P2">As they pass through on their way towards the meeting they see several innocent humans being taken away to heal or are dead. Towns are assaulted and burned, etc. etc.</text:p>
            </text:list-item>
            <text:list-item>
              <text:p text:style-name="P2">On their way there they will be attacked by a group of Marauders. <text:s/>6 or so in the group, three melee, two ranged, and one mage. One Bandit Captain, four bandits split melee and range, and one Mage</text:p>
            </text:list-item>
          </text:list>
        </text:list-item>
      </text:list>
      <text:p text:style-name="Standard"/>
      <text:list xml:id="list25639320" text:continue-numbering="true" text:style-name="WWNum1">
        <text:list-item>
          <text:p text:style-name="P2">He asks them to help clear away elves. The humans are trying to expand into the forest and the elves are not happy. They are attacking settlements and so they must be killed.</text:p>
        </text:list-item>
      </text:list>
      <text:p text:style-name="Standard"/>
      <text:list xml:id="list25657516" text:continue-numbering="true" text:style-name="WWNum1">
        <text:list-item>
          <text:p text:style-name="P2">To gain a foot hold, the heroes must clear out a specific ‘fort’ that the elves are defending. The heroes will be given a wish for power, knowledge, or wealth within the power of the person in charge. But first they must go help out the settlements. He's marked it on their maps.</text:p>
        </text:list-item>
      </text:list>
      <text:p text:style-name="Standard"/>
      <text:list xml:id="list25640504" text:continue-numbering="true" text:style-name="WWNum1">
        <text:list-item>
          <text:p text:style-name="P2">The heroes then watch as an elf is dragged past nearby. Perception check for knowledge </text:p>
          <text:list>
            <text:list-item>
              <text:p text:style-name="P2">“You are doing the wrong thing! You’re going to destroy everything! You’ll be the end of us all! Stop this, you must not summon him!”</text:p>
            </text:list-item>
            <text:list-item>
              <text:p text:style-name="P2">Should Kent get this and hear this, and then asks for something, give him offers. </text:p>
              <text:list>
                <text:list-item>
                  <text:p text:style-name="P2">Most likely gold, up to like 300 gold off the bat, but then possibly more, depends on what he asks.</text:p>
                </text:list-item>
                <text:list-item>
                  <text:p text:style-name="P2">Favors, offer some type of political favor, status, protection for a forest since he is a druid</text:p>
                </text:list-item>
                <text:list-item>
                  <text:p text:style-name="P2">Possibly just guarantee the deaths of the others.</text:p>
                </text:list-item>
              </text:list>
            </text:list-item>
            <text:list-item>
              <text:p text:style-name="P2">Otherwise, have the elf silenced and carted away. Apologize for the interruption and then send them off.</text:p>
            </text:list-item>
          </text:list>
        </text:list-item>
        <text:list-item>
          <text:p text:style-name="P2">Guy offers them any supplies that are in his tent / from his Black smith / alchemist</text:p>
          <text:list>
            <text:list-item>
              <text:p text:style-name="P2">Some potions, arrows, some simple weapons should the group need them.</text:p>
            </text:list-item>
            <text:list-item>
              <text:p text:style-name="P2">On his impromptu table, there is a map of the area with the place they are heading marked on it. </text:p>
              <text:list>
                <text:list-item>
                  <text:p text:style-name="P2">Perception check: Seeing if they notice the other bunkers/dungeons on there and their pattern, if there is one</text:p>
                </text:list-item>
              </text:list>
            </text:list-item>
            <text:list-item>
              <text:p text:style-name="P2">Also on his desk, after a perception check, there are missives, letters, and one note in elvish.</text:p>
              <text:list>
                <text:list-item>
                  <text:p text:style-name="P2"><text:soft-page-break/>First cipher of the campaign. Caesar cipher, some number of symbols on it. Around the edge of the page are the symbols in order. Only one change per.</text:p>
                  <text:list>
                    <text:list-item>
                      <text:p text:style-name="P2">Diamonds mean forward, circles mean back.</text:p>
                    </text:list-item>
                    <text:list-item>
                      <text:p text:style-name="P2">“To bring about the power you desire, go to the land of the ancients and call my name.”</text:p>
                    </text:list-item>
                  </text:list>
                </text:list-item>
                <text:list-item>
                  <text:p text:style-name="P2">Perception to be able to notice it, intelligence to see if they know it is code.</text:p>
                </text:list-item>
                <text:list-item>
                  <text:p text:style-name="P2">Three attempts before they are interrupted</text:p>
                </text:list-item>
              </text:list>
            </text:list-item>
          </text:list>
        </text:list-item>
        <text:list-item>
          <text:p text:style-name="P2">They must travel through several woods, as they get closer, hint at something more going on. Perception check for an ambush.</text:p>
        </text:list-item>
        <text:list-item>
          <text:p text:style-name="P2">Halfway through the first area have one confrontation with elves. </text:p>
          <text:list>
            <text:list-item>
              <text:p text:style-name="P2">Five or six, maybe more</text:p>
            </text:list-item>
            <text:list-item>
              <text:p text:style-name="P2">They tell them to leave, go back and tell the leader to leave the forest alone.</text:p>
            </text:list-item>
            <text:list-item>
              <text:p text:style-name="P2">Should they refuse, combat.</text:p>
            </text:list-item>
          </text:list>
        </text:list-item>
        <text:list-item>
          <text:p text:style-name="P2">After resolution, have them make it to a settlement to rest and get new stuff/regain supplies.</text:p>
          <text:list>
            <text:list-item>
              <text:p text:style-name="P2">Have an attack in the middle of the night of a few monsters. Possibly kobolds, maybe some goblins, or possibly more elves or something. </text:p>
            </text:list-item>
            <text:list-item>
              <text:p text:style-name="P2">Have it be an issue with a local goblin tribe and how they've been getting worse.</text:p>
            </text:list-item>
          </text:list>
        </text:list-item>
        <text:list-item>
          <text:p text:style-name="P2">They continue towards the next settlement and as they progress they are assaulted by varying creatures (see list of what can attack. Roll D100 or something to see what hits them)</text:p>
        </text:list-item>
        <text:list-item>
          <text:p text:style-name="P2">Once they make it to the next town have a new issue. North is Goblins, South West is Hags, South East is Scarecrows.</text:p>
          <text:list>
            <text:list-item>
              <text:p text:style-name="P2">Dead man in the town</text:p>
            </text:list-item>
            <text:list-item>
              <text:p text:style-name="P2">Suspects: Orc, Farmer, Hunter, running kid (Actually knows what ahppened)</text:p>
            </text:list-item>
            <text:list-item>
              <text:p text:style-name="P2">Orc: Outsider, but simply is a farmer Alibi tilling the fields</text:p>
            </text:list-item>
            <text:list-item>
              <text:p text:style-name="P2">Farmer: Wanted wealth from said person/wife Alibi: with the wife in question</text:p>
            </text:list-item>
            <text:list-item>
              <text:p text:style-name="P2">Hunter: loner, fascination with killing things Alibi: just came back from a hunt</text:p>
            </text:list-item>
            <text:list-item>
              <text:p text:style-name="P2">Kid: saw what happened, defends himself, will share if defeated or convinced</text:p>
              <text:list>
                <text:list-item>
                  <text:p text:style-name="P2">Lacerations to the body, hay strewn about, scent of death, blood on scarecrows claws.</text:p>
                </text:list-item>
              </text:list>
            </text:list-item>
            <text:list-item>
              <text:p text:style-name="P2">Should Kent go on with his plan to burn the scarecrows, he will be stopped by the farmers.</text:p>
              <text:list>
                <text:list-item>
                  <text:p text:style-name="P2">Encourage him to keep track and count of where the scarecrows are.</text:p>
                  <text:list>
                    <text:list-item>
                      <text:p text:style-name="P2"><text:soft-page-break/>4 farms around including Orc's</text:p>
                    </text:list-item>
                    <text:list-item>
                      <text:p text:style-name="P2">Farm 1 has 4 for its fields</text:p>
                    </text:list-item>
                    <text:list-item>
                      <text:p text:style-name="P2">Farm 2 has 2</text:p>
                    </text:list-item>
                    <text:list-item>
                      <text:p text:style-name="P2">Farm 3 has 5</text:p>
                    </text:list-item>
                    <text:list-item>
                      <text:p text:style-name="P2">Orc's has 4 total.</text:p>
                    </text:list-item>
                  </text:list>
                </text:list-item>
                <text:list-item>
                  <text:p text:style-name="P2">They will move every night for ease of the campaign, often hiding next to a scarecrow or take it down and take its place. </text:p>
                </text:list-item>
                <text:list-item>
                  <text:p text:style-name="P2">They will be spit up, but might come if one is attacked.</text:p>
                </text:list-item>
              </text:list>
            </text:list-item>
            <text:list-item>
              <text:p text:style-name="P2">The morning after</text:p>
              <text:list>
                <text:list-item>
                  <text:p text:style-name="P2">The group will gather back at the town to rest</text:p>
                </text:list-item>
                <text:list-item>
                  <text:p text:style-name="P2">In the morning there will be several complaints with farmers coming and arguing with each other, including the orc</text:p>
                </text:list-item>
                <text:list-item>
                  <text:p text:style-name="P2">They will fight among themselves, potentially ignoring the group, roll persuasion</text:p>
                </text:list-item>
                <text:list-item>
                  <text:p text:style-name="P2">Should they fail, the group will be shooed away while they continue to fight, potentially ending in physical violence.</text:p>
                </text:list-item>
                <text:list-item>
                  <text:p text:style-name="P2">Play it by ear until the situation has been calmed</text:p>
                </text:list-item>
                <text:list-item>
                  <text:p text:style-name="P2">Have a carriage come through and stop at town, heading towards the next destination</text:p>
                </text:list-item>
              </text:list>
            </text:list-item>
            <text:list-item>
              <text:p text:style-name="P2">Everyone's favorite part of games</text:p>
              <text:list>
                <text:list-item>
                  <text:p text:style-name="P2">Escort the carriage with supplies for the next town</text:p>
                </text:list-item>
                <text:list-item>
                  <text:p text:style-name="P2">They will have various encounters, going for 3 days, encounter rolls every 2 hours (Total of 36 rolls oof)</text:p>
                </text:list-item>
                <text:list-item>
                  <text:p text:style-name="P2">Roll them against the creature list to see what they fight; introduce new enemies in smaller groups and then proceed to amp them up later.</text:p>
                </text:list-item>
              </text:list>
            </text:list-item>
          </text:list>
        </text:list-item>
        <text:list-item>
          <text:p text:style-name="P2">Hag Town</text:p>
          <text:list>
            <text:list-item>
              <text:p text:style-name="P2"/>
            </text:list-item>
          </text:list>
        </text:list-item>
        <text:list-item>
          <text:p text:style-name="P2">Once all are taken care of, they must head towards the fort through the woods. Higher encounter rate off of the roads.</text:p>
        </text:list-item>
        <text:list-item>
          <text:p text:style-name="P2">Rest some more, and have them head further into the woods.</text:p>
          <text:list>
            <text:list-item>
              <text:p text:style-name="P2">Give all of them a perception check for noticing the woods</text:p>
              <text:list>
                <text:list-item>
                  <text:p text:style-name="P2">Ranger: Something is off, it feels much darker and dangerous. He notices that the animals are gone and it seems that they’ve haven’t been there for a while</text:p>
                </text:list-item>
                <text:list-item>
                  <text:p text:style-name="P2"><text:soft-page-break/>Wizard: Dark magical energies flowing around, and they seem to be emanating from deeper in the woods.</text:p>
                </text:list-item>
                <text:list-item>
                  <text:p text:style-name="P2">Druid: The forest seems to be dying slowly/ the forest seems to be crying out in pain and anguish.</text:p>
                </text:list-item>
              </text:list>
            </text:list-item>
          </text:list>
        </text:list-item>
        <text:list-item>
          <text:p text:style-name="P2">As they go further into the woods they have another encounter with more elves, probably around 8 or 9 this time.</text:p>
        </text:list-item>
        <text:list-item>
          <text:p text:style-name="P2">After combat they continue to head into the woods, with it getting darker and more decrepit as they go along.</text:p>
        </text:list-item>
        <text:list-item>
          <text:p text:style-name="P2">Eventually they find a stone alcove, delving deep into the ground. Begin dungeon crawling adventure.</text:p>
        </text:list-item>
      </text:list>
      <text:p text:style-name="Standard"/>
      <text:p text:style-name="Standard">Dungeon crawling plot outline.</text:p>
      <text:list xml:id="list4481941545242379711" text:style-name="WWNum2">
        <text:list-item>
          <text:p text:style-name="P3">Upon entering an ominous wind blows from deeper inside.</text:p>
        </text:list-item>
        <text:list-item>
          <text:p text:style-name="P3">As they go around have random encounters at major rooms and intersections.</text:p>
        </text:list-item>
        <text:list-item>
          <text:p text:style-name="P3">Grant them reprieves, but roll d20 to see if they stay safe during that time. </text:p>
          <text:list>
            <text:list-item>
              <text:p text:style-name="P3">Floor 1: 17+ for attack</text:p>
            </text:list-item>
            <text:list-item>
              <text:p text:style-name="P3">Floor 2: 15+ for attack</text:p>
            </text:list-item>
            <text:list-item>
              <text:p text:style-name="P3">Floor 3: 12+ for attack</text:p>
            </text:list-item>
          </text:list>
        </text:list-item>
        <text:list-item>
          <text:p text:style-name="P3">Try to steer them to exploration: have store rooms filled with dusty/ancient items, of no use.</text:p>
          <text:list>
            <text:list-item>
              <text:p text:style-name="P3">As they get deeper have more useful items around: potions, elven weapons, other useful items.</text:p>
            </text:list-item>
            <text:list-item>
              <text:p text:style-name="P3">Might change the items to be ancient items that they aquire but have no power until they solve the riddle, at which point the items “Awaken” and their powers made available. </text:p>
            </text:list-item>
            <text:list-item>
              <text:p text:style-name="P3">Each floor will have a sealed room that can be opened by a puzzle (to be created later. Possibly a sliding lock, or logic puzzle.)</text:p>
            </text:list-item>
          </text:list>
        </text:list-item>
        <text:list-item>
          <text:p text:style-name="P3">Have different riddles for them on the different floors. Beside the riddles will also be another cipher, with the answer to the riddle being the key to the cipher. (Each seems to be gibberish until the correct person reads it.</text:p>
          <text:list>
            <text:list-item>
              <text:p text:style-name="P3">Floor 1: Patrick</text:p>
              <text:list>
                <text:list-item>
                  <text:p text:style-name="P3">Property: Hook</text:p>
                </text:list-item>
                <text:list-item>
                  <text:p text:style-name="P3">Riddle: The red Rooster crows at dawn, eats the emperor's feast, then gives power back to the master</text:p>
                </text:list-item>
                <text:list-item>
                  <text:p text:style-name="P3"><text:soft-page-break/>Answer: Rufio</text:p>
                </text:list-item>
                <text:list-item>
                  <text:p text:style-name="P3">Phrase: Darkness ravages, the light shall struggle, the past will fade, and their wills shall crumble</text:p>
                </text:list-item>
                <text:list-item>
                  <text:p text:style-name="P3">Encryption: </text:p>
                </text:list-item>
                <text:list-item>
                  <text:p text:style-name="P3">Hint: Story called “The Red Rooster and His Lost Clutch”</text:p>
                </text:list-item>
              </text:list>
            </text:list-item>
            <text:list-item>
              <text:p text:style-name="P3">Floor 2: Gavin</text:p>
              <text:list>
                <text:list-item>
                  <text:p text:style-name="P3">Property: Eragon</text:p>
                </text:list-item>
                <text:list-item>
                  <text:p text:style-name="P3">Riddle: (Written in common, but seems to have dwarvish inflections, as well as markings) Beautiful beyond compare, a treasure held above all, when lost in battle, we all did despair, but those who took it from us, they did it return, and bring hope back to those of stone.</text:p>
                </text:list-item>
                <text:list-item>
                  <text:p text:style-name="P3">Answer: Isidar Mithrim</text:p>
                </text:list-item>
                <text:list-item>
                  <text:p text:style-name="P3">Phrase: Taken by force or taken by luck, restore my form to show the glory of those of the sky.</text:p>
                </text:list-item>
                <text:list-item>
                  <text:p text:style-name="P3">Encryption: eysxwhkziyjgzqbpnthvuqepstoeepwgjvqmuichnttmwtpeazcakacxjxnzvmtdbkakxqoljeutdnheuygmozzebsvgnfiqppctepszhmpgvxuuqzoucusv</text:p>
                </text:list-item>
              </text:list>
            </text:list-item>
            <text:list-item>
              <text:p text:style-name="P3">Floor 3: Kent</text:p>
              <text:list>
                <text:list-item>
                  <text:p text:style-name="P3">Property/ies: Newman, Overlord, Nanatsu no Taizai, DBZA</text:p>
                </text:list-item>
                <text:list-item>
                  <text:p text:style-name="P3">Riddle/s:</text:p>
                  <text:list>
                    <text:list-item>
                      <text:p text:style-name="P3">Jubilant and Joy, Sorrow and Pain, all are here under her domain.</text:p>
                    </text:list-item>
                    <text:list-item>
                      <text:p text:style-name="P3">An eternal thirst, a neglectful father, yet resigned to stay hoping to be together.</text:p>
                    </text:list-item>
                    <text:list-item>
                      <text:p text:style-name="P3">Standing alone, looking on with envy, he looms ahead and shall not tarry in his deliberation of power, for he only lives while the flowers do bloom.</text:p>
                    </text:list-item>
                    <text:list-item>
                      <text:p text:style-name="P3">Death's reign came and gone, leaving all but a few forgot. They lie below the crashing drone of perpetual waves of misfortune in their haven of safety.</text:p>
                    </text:list-item>
                  </text:list>
                </text:list-item>
                <text:list-item>
                  <text:p text:style-name="P3">Answer/s:</text:p>
                  <text:list>
                    <text:list-item>
                      <text:p text:style-name="P3">Cybil</text:p>
                    </text:list-item>
                    <text:list-item>
                      <text:p text:style-name="P3">Albedo (Subject to change)</text:p>
                    </text:list-item>
                    <text:list-item>
                      <text:p text:style-name="P3">Escanor</text:p>
                    </text:list-item>
                    <text:list-item>
                      <text:p text:style-name="P3"><text:soft-page-break/>M'Dick</text:p>
                    </text:list-item>
                  </text:list>
                </text:list-item>
                <text:list-item>
                  <text:p text:style-name="P3">Doors</text:p>
                  <text:list>
                    <text:list-item>
                      <text:p text:style-name="P3">Bow and sword crest, dark tendrils encircling them, black circle with a gold band</text:p>
                    </text:list-item>
                    <text:list-item>
                      <text:p text:style-name="P3">divided into ten levels, stone carving, top looks like it has tombstones</text:p>
                    </text:list-item>
                    <text:list-item>
                      <text:p text:style-name="P3">dragon looking up from below, serpent watching a bear face off against a fox holding a fish, a lion stalking after a boar, a goat sitting off to the side looking at them all.</text:p>
                    </text:list-item>
                    <text:list-item>
                      <text:p text:style-name="P3">Seven orbs in a circle, twin carvings standing over at the top with a slumped figure below the circle</text:p>
                    </text:list-item>
                  </text:list>
                </text:list-item>
                <text:list-item>
                  <text:p text:style-name="P3">Phrase: Life shall end by my touch, those that fall shall be devoured, forever trapped within my clutch, and by their lives I am empowered.</text:p>
                  <text:list>
                    <text:list-item>
                      <text:p text:style-name="P3">Life shall end by my touch</text:p>
                    </text:list-item>
                    <text:list-item>
                      <text:p text:style-name="P3">Those that fall shall be devoured</text:p>
                    </text:list-item>
                    <text:list-item>
                      <text:p text:style-name="P3">Forever trapped within my clutch</text:p>
                    </text:list-item>
                    <text:list-item>
                      <text:p text:style-name="P3">And by their lives I am empowered</text:p>
                    </text:list-item>
                  </text:list>
                </text:list-item>
                <text:list-item>
                  <text:p text:style-name="P3">Encryption: Vigenere cipher. last two are playfair ciphers</text:p>
                  <text:list>
                    <text:list-item>
                      <text:p text:style-name="P3"/>
                    </text:list-item>
                    <text:list-item>
                      <text:p text:style-name="P3"/>
                    </text:list-item>
                    <text:list-item>
                      <text:p text:style-name="P3"/>
                    </text:list-item>
                    <text:list-item>
                      <text:p text:style-name="P3"/>
                    </text:list-item>
                  </text:list>
                </text:list-item>
              </text:list>
            </text:list-item>
          </text:list>
        </text:list-item>
        <text:list-item>
          <text:p text:style-name="P3">On the last floor have a chamber with a giant stone door.</text:p>
          <text:list>
            <text:list-item>
              <text:p text:style-name="P3">Perception check: it is sealed with magic, requiring specific key words/phrases to be spoken.</text:p>
            </text:list-item>
            <text:list-item>
              <text:p text:style-name="P3">There are three parts to the door, forming a triangle. Once the proper word is spoken, one of the parts shines faintly.</text:p>
            </text:list-item>
            <text:list-item>
              <text:p text:style-name="P3">Inside are different artifacts, each corresponding to a symbol.</text:p>
            </text:list-item>
            <text:list-item>
              <text:p text:style-name="P3">They are on pedestals, and each calls out to one of the party members.</text:p>
              <text:list>
                <text:list-item>
                  <text:p text:style-name="P3">Ranger: Gloves, pair of swords, bow, <text:span text:style-name="T1">quiver</text:span></text:p>
                  <text:list>
                    <text:list-item>
                      <text:p text:style-name="P3">Gloves: bonus to accuracy and strength</text:p>
                    </text:list-item>
                    <text:list-item>
                      <text:p text:style-name="P3"><text:soft-page-break/>Twin blades, possible matching damage types (E.x. ice and fire) Might also have some sort of interplay to make them a twin blade or combine into different forms (Twinblade, greatsword, longsword, etc.etc.) (finesse/versatile)<text:bookmark text:name="_GoBack"/></text:p>
                    </text:list-item>
                    <text:list-item>
                      <text:p text:style-name="P3">Bow: Enchanted, bonus to damage, possibly usable as a melee weapon</text:p>
                    </text:list-item>
                    <text:list-item>
                      <text:p text:style-name="P3">Quiver: Enchants all arrows placed into it and by draining hp gain more</text:p>
                      <text:list>
                        <text:list-item>
                          <text:p text:style-name="P3">D4 for hp and a d12 for arrows gained, possible bonus to the arrows. Alternative D4 X 3 for arrows gained and health lost. Able to do this three times per day</text:p>
                        </text:list-item>
                        <text:list-item>
                          <text:p text:style-name="P3">Bottomless quiver, but can enchant the arrows to do more damage, and at later levels could have the arrows self correct in flight, or have control over the arrows as they fly.</text:p>
                        </text:list-item>
                        <text:list-item>
                          <text:p text:style-name="P3">Potentially add in incurable wounds, and maybe a system for life steal through use of blood and the quiver, with drawbacks being a corrupting force each time it happens, potentially with buildup.</text:p>
                        </text:list-item>
                      </text:list>
                    </text:list-item>
                  </text:list>
                </text:list-item>
                <text:list-item>
                  <text:p text:style-name="P3">Mage: Robes, wand, enchanted focus, an old tome, <text:span text:style-name="T2">Amulet</text:span></text:p>
                  <text:list>
                    <text:list-item>
                      <text:p text:style-name="P3">Robes: bonus spell damage, magic armor?</text:p>
                    </text:list-item>
                    <text:list-item>
                      <text:p text:style-name="P3">Wand: able to store spells equal to half his level (rounded down), able to take (2x spell slot level) for restoring a spent slot</text:p>
                    </text:list-item>
                    <text:list-item>
                      <text:p text:style-name="P3">Enchanted focus: bonus to spells for casting with it, maybe able to supplement more materials for a blood cost. Maybe sentient?</text:p>
                    </text:list-item>
                    <text:list-item>
                      <text:p text:style-name="P3">Old tome: ancient writings that need to be studied and deciphered, some are easier to understand. Possible corruption from the spells, either use or learning of them. Could cast sanity checks for a madness condition whenever he uses too many of the spells</text:p>
                    </text:list-item>
                    <text:list-item>
                      <text:p text:style-name="P3">Bonus magic damage to spells, the bonus increases as time goes on. Gains sentience after a certain point, and begins whispering to Patrick about gaining more power. Could even cast its own spell as mana flows into it, gaining half of the caster's spell slots after excessive time wearing it. Depending on relation with the mage might try to cause problems by casting harmful magic in areas. Demonic magic is all it can cast, see Warlock and Mage for spells that can fit it.</text:p>
                    </text:list-item>
                  </text:list>
                </text:list-item>
                <text:list-item>
                  <text:p text:style-name="P3">Druid: druidic focus, sword, piece of armor</text:p>
                  <text:list>
                    <text:list-item>
                      <text:p text:style-name="P3"><text:soft-page-break/>Druidic focus: corrupted focus, amalgam of plants for spells and could actively corrupt the idea of protecting nature. Might make it feed on blood, like a max health debuff.</text:p>
                    </text:list-item>
                    <text:list-item>
                      <text:p text:style-name="P3">Sword: some type of twisting blade, dealing additional damage to things, could be silver and engraved with duidic markings of ancient and evil plants.</text:p>
                    </text:list-item>
                    <text:list-item>
                      <text:p text:style-name="P3">Piece of armor: something to add a bonus to wisdom and intelligence. Might also have additional effects such as boosts to spells or transformations or even his circle.</text:p>
                    </text:list-item>
                    <text:list-item>
                      <text:p text:style-name="P3">Mask: Old, old elf trapped inside. Will push for learning Tier 10+ magic, eventually seeking to recreate the event that killed the last magic god and change the magic paradigm once again.</text:p>
                    </text:list-item>
                  </text:list>
                </text:list-item>
                <text:list-item>
                  <text:p text:style-name="P3">Paladin will be away from the adventure, but will get an artifact from Tom while he is on his own quest will have to brainstorm with Kent at some point: great sword, halberd, gauntlets</text:p>
                  <text:list>
                    <text:list-item>
                      <text:p text:style-name="P3">Great sword: larger and heavier than most, increased damage as well as some form of corrupting force behind it. Maybe it’s an eldritch blade that makes him question his belief in their deity. Possibly turn some spells into dark versions. Might be a madness blade like in Soul Eater. That could be fun</text:p>
                    </text:list-item>
                    <text:list-item>
                      <text:p text:style-name="P3">Halberd: Strange and twisted weapon that has a ridiculous blade. Maybe longer than normal, or possibly extending through blood? Might change it to be a blood weapon like Bloodletter from Bloodborne. Could also have a health stealing effect. </text:p>
                    </text:list-item>
                    <text:list-item>
                      <text:p text:style-name="P3">Gauntlets: bonus to strength and dexterity as well as unhanded damage. Might have bonus effects</text:p>
                    </text:list-item>
                  </text:list>
                </text:list-item>
              </text:list>
            </text:list-item>
            <text:list-item>
              <text:p text:style-name="P3">They will attempt to corrupt the wielder: 3 successful rolls on a d20 at random points.</text:p>
              <text:list>
                <text:list-item>
                  <text:p text:style-name="P3">10+ for first</text:p>
                </text:list-item>
                <text:list-item>
                  <text:p text:style-name="P3">13+ for second</text:p>
                </text:list-item>
                <text:list-item>
                  <text:p text:style-name="P3">15+ for third</text:p>
                </text:list-item>
                <text:list-item>
                  <text:p text:style-name="P3">They get three failures before the item corrupts them completely</text:p>
                </text:list-item>
                <text:list-item>
                  <text:p text:style-name="P3">Should they fail drop down the requirement to the previous level</text:p>
                </text:list-item>
                <text:list-item>
                  <text:p text:style-name="P3">Nat 20 clears two levels at once</text:p>
                </text:list-item>
                <text:list-item>
                  <text:p text:style-name="P3">Nat fail takes two failures</text:p>
                </text:list-item>
                <text:list-item>
                  <text:p text:style-name="P3">Should they succeed, one fail is taken off</text:p>
                </text:list-item>
              </text:list>
            </text:list-item>
          </text:list>
        </text:list-item>
        <text:list-item>
          <text:p text:style-name="P3"><text:soft-page-break/>In the final room they must fight a hoard of elves, 11 or so, who also have a level advantage</text:p>
        </text:list-item>
        <text:list-item>
          <text:p text:style-name="P3">Once they are defeated, they can rest and send word to the commander.</text:p>
        </text:list-item>
        <text:list-item>
          <text:p text:style-name="P3">They return to the final room, under the guise of setting up a base, but then he starts a ritual that summons a daemon.</text:p>
        </text:list-item>
        <text:list-item>
          <text:p text:style-name="P3">They can either fight the man, his four guards and the daemon, or run.</text:p>
          <text:list>
            <text:list-item>
              <text:p text:style-name="P3">He will have raid mechanics (E.x. waves of fire that you have to hide from, positioning things, maybe even a special weakness.) </text:p>
            </text:list-item>
          </text:list>
        </text:list-item>
        <text:list-item>
          <text:p text:style-name="P3">They will have to fight him eventually, but if they escape, they can regroup.</text:p>
        </text:list-item>
        <text:list-item>
          <text:p text:style-name="P3"><text:s/>If they escape, they can get away from the dungeon and watch as the darkness around it spreads as the daemon’s corruption grows. </text:p>
        </text:list-item>
        <text:list-item>
          <text:p text:style-name="P3">They are then, due to the corruption as well as a surprise attack, knocked out and taken by the elves.</text:p>
        </text:list-item>
      </text:list>
      <text:p text:style-name="Standard"/>
      <text:p text:style-name="Standard">Campaign to reclaim the forest and defeat the daemons.</text:p>
      <text:list xml:id="list489760178089877054" text:style-name="L1">
        <text:list-item>
          <text:p text:style-name="P1">They awaken tied up and surrounded by elves. They are taken to the underground kingdom and brought before the King.</text:p>
        </text:list-item>
        <text:list-item>
          <text:p text:style-name="P1">Once they are seen to be awake a lead elf, donned with important looking armor and the others give him respect.</text:p>
        </text:list-item>
        <text:list-item>
          <text:p text:style-name="P1">He insults the group, telling them of the chaos they have caused, as well as how large the death toll will be.</text:p>
        </text:list-item>
        <text:list-item>
          <text:p text:style-name="P1">They must convince him about their motives, or they will be executed. If they have solved their riddles, as well as succeed on their saving throws against them, a nearby elf might make mention of it, stating that they wear the forbidden items, yet they are not corrupted, and the items seem sated.</text:p>
        </text:list-item>
        <text:list-item>
          <text:p text:style-name="P1">The lead Elf will question this, and begin wondering about their abilities. Given how they had made as much progress as they did, as well as wearing the items, he allows them to be freed, under the condition that they aid in the new struggle and fight the Daemon.</text:p>
        </text:list-item>
        <text:list-item>
          <text:p text:style-name="P1">They must seek out information on where to find these items of legend that will help against the daemon.</text:p>
          <text:list>
            <text:list-item>
              <text:p text:style-name="P1">They must go to the Naga's den and bargain with it for the information</text:p>
            </text:list-item>
            <text:list-item>
              <text:p text:style-name="P1">A weapon, a cloak, and a stone.</text:p>
              <text:list>
                <text:list-item>
                  <text:p text:style-name="P1">Weapon will cut the daemon's power in half, sealing some of his abilities, but he must be hit with it</text:p>
                </text:list-item>
                <text:list-item>
                  <text:p text:style-name="P1"><text:soft-page-break/>Cloak will protect those wearing it and those behind them from various attacks, as well as providing a bonus to resistance</text:p>
                </text:list-item>
                <text:list-item>
                  <text:p text:style-name="P1">The stone will seal him away inside forever, potentially becoming a power source, but it can only be used once he his defeated. Stone is a Ruby for <text:span text:style-name="T2">Imprisonment</text:span><text:span text:style-name="T3"> and follows Minimus Containment. The gem itself will hold the spell and have an effect for it and he will rest inside.</text:span></text:p>
                </text:list-item>
              </text:list>
            </text:list-item>
          </text:list>
        </text:list-item>
        <text:list-item>
          <text:p text:style-name="P1">The items are locked away in three temples across the country, but the group must make haste, as the daemon is slowly corrupting the forest and country as a whole, summoning demons to raze the land and eventually take over the world.</text:p>
          <text:list>
            <text:list-item>
              <text:p text:style-name="P1">Could potentially add in a sub-plot about sealing away five other gates on their way to prevent a large scale portal from being opened. They must visit shrines on the surface and seal them through the use of magic bestowed upon them by a mage at the elven camp/area. This ritual must take two hours and requires the group to not be disturbed.</text:p>
            </text:list-item>
          </text:list>
        </text:list-item>
      </text:list>
      <text:p text:style-name="Standard"/>
      <text:list xml:id="list25659947" text:continue-numbering="true" text:style-name="L1">
        <text:list-item>
          <text:p text:style-name="P1">Guide them to the ruins.</text:p>
          <text:list>
            <text:list-item>
              <text:p text:style-name="P1">2 and a half days with minimal rest</text:p>
            </text:list-item>
          </text:list>
        </text:list-item>
        <text:list-item>
          <text:p text:style-name="P1">They arrive at a derelict sight</text:p>
          <text:list>
            <text:list-item>
              <text:p text:style-name="P1">ruins made of stone, worn away with age, covered in moss and vines. Some areas are clear of vegetation and debris, almost as something is curating or moving about.</text:p>
            </text:list-item>
            <text:list-item>
              <text:p text:style-name="P1">Several empty buildings filled with little more than pieces of parchment, broken pottery, aged wood and other useless items.</text:p>
            </text:list-item>
            <text:list-item>
              <text:p text:style-name="P1">Potentially some graphics on the largest building's walls. Following their innevitable attempt at deciphering it, a large creature will be heard and creep up behind them as a deep voice rumbles and explains the myth of the original sealing of Dagrodath.</text:p>
            </text:list-item>
            <text:list-item>
              <text:p text:style-name="P1">The group turns to see the Naga, deep emerald, keen eyes, and a domineering presence as he stares them down.</text:p>
            </text:list-item>
            <text:list-item>
              <text:p text:style-name="P1">Ask for help, and try their best to convince him to offer information. He will agree upon the terms that the items will be returned to him once their use is finished.</text:p>
            </text:list-item>
            <text:list-item>
              <text:p text:style-name="P1">He will explain the item's locations, as well as information about the past, where Dagrodath attempted to open a full portal to the nine hells by channeling five alters of power around the country, and they must be properly sealed away before all of them are opened.</text:p>
            </text:list-item>
          </text:list>
        </text:list-item>
        <text:list-item>
          <text:p text:style-name="P1">Shrines are placed around the country</text:p>
          <text:list>
            <text:list-item>
              <text:p text:style-name="P1">One in the Bullywarg's city as one of their alters of power and is center of their religion</text:p>
              <text:list>
                <text:list-item>
                  <text:p text:style-name="P1">Cloak: worn by the chief/spiritual leader of the tribe. Must be usurped to have it removed. </text:p>
                </text:list-item>
                <text:list-item>
                  <text:p text:style-name="P1"><text:soft-page-break/>Intended for Kent: Change the appearance of his wild shapes to indicate he's wearing it. Adds +2 when fighting daemons to AC, as well as nullifies fire damage</text:p>
                </text:list-item>
              </text:list>
            </text:list-item>
            <text:list-item>
              <text:p text:style-name="P1">One is hidden away in the mountains, lost to time and is settles within the crags</text:p>
              <text:list>
                <text:list-item>
                  <text:p text:style-name="P1">Decide on being obvious or hidden by the time they decide to head there</text:p>
                </text:list-item>
                <text:list-item>
                  <text:p text:style-name="P1">Sword: either laying in the crevices of the crags or placed upon an altar, being guarded by spirits of the past, seeking those worthy of wielding the blade.</text:p>
                </text:list-item>
                <text:list-item>
                  <text:p text:style-name="P1">Intended for Gavin or Clara: adds +2 to hit and Damage, sitting at 1d10 or 1d12. Gains the effect of countering special abilities of Daemons when damaging them for a few turns or until death.</text:p>
                </text:list-item>
              </text:list>
            </text:list-item>
            <text:list-item>
              <text:p text:style-name="P1">One is sealing away one of the alters, and must be relieved of its duty by performing the finishing rites.</text:p>
              <text:list>
                <text:list-item>
                  <text:p text:style-name="P1">Gem: sitting upon the altar, surrounded by vines seemingly reaching up to it but never touching it. The spell swirls around inside of it, and shows no dulling of its color even through the ages. Once removed, the altar will alight and summon random number of daemons for the group to fight.</text:p>
                </text:list-item>
                <text:list-item>
                  <text:p text:style-name="P1">Intended for Patrick: Will only activate the spell once Dagrodath is defeated and will seal him away inside. Can be placed into the Amulet as a power source to boost potency as well as unlock unique spells.</text:p>
                </text:list-item>
              </text:list>
            </text:list-item>
          </text:list>
        </text:list-item>
        <text:list-item>
          <text:p text:style-name="P1">Bullywargs</text:p>
          <text:list>
            <text:list-item>
              <text:p text:style-name="P1">Village in the marsh, hidden in the thick trees as well as rough terrain. </text:p>
            </text:list-item>
            <text:list-item>
              <text:p text:style-name="P1">Party will encounter a party of them as they approach, attempting to capture them. </text:p>
            </text:list-item>
            <text:list-item>
              <text:p text:style-name="P1">Should the party be successful in warding off the attack, more will come until they either fall or make their way into the village, at which point they will be brought before the King, wearing the cloak.</text:p>
            </text:list-item>
            <text:list-item>
              <text:p text:style-name="P1">They should either kill the king, or find some way to convince him to give them the cloak, probably by trade or proselytizing themselves before him for favor.</text:p>
            </text:list-item>
          </text:list>
        </text:list-item>
        <text:list-item>
          <text:p text:style-name="P1">Mountain</text:p>
          <text:list>
            <text:list-item>
              <text:p text:style-name="P1">Introduce demons on the way there. Nothing big, mainly small/quick ones. Maybe hell hounds (might save for a chase sequence)</text:p>
            </text:list-item>
            <text:list-item>
              <text:p text:style-name="P1">Might have en elven settlement under siege/a town they can somewhat restock on supplies and have a moment of rest. <text:s/>Could have the group help get them safely underground by clearing/locating an old tunnel.</text:p>
            </text:list-item>
            <text:list-item>
              <text:p text:style-name="P1">Proceed up into the mountain, finding several caves. Could have some legend about the sword and which cave to go to. Could be a poem.</text:p>
            </text:list-item>
            <text:list-item>
              <text:p text:style-name="P1"><text:soft-page-break/>Sword will be placed upon and altar and has an ancient spirit to guard it. Resistance to non-magical damage. </text:p>
            </text:list-item>
            <text:list-item>
              <text:p text:style-name="P1">Could either randomly decide who to fight, or have one offered up. The opponent must confront some sort of manifestation of their desires. (could also make it so that everyone has to fight their desires and air some backstory for everyone, mainly Clara/Shayel/Hazel)</text:p>
              <text:list>
                <text:list-item>
                  <text:p text:style-name="P1">Kent: a Treant</text:p>
                </text:list-item>
                <text:list-item>
                  <text:p text:style-name="P1">Donovin: Demon version of Torbin</text:p>
                </text:list-item>
                <text:list-item>
                  <text:p text:style-name="P1">Hazel: people of her homeland or a brew elemental</text:p>
                </text:list-item>
                <text:list-item>
                  <text:p text:style-name="P1">Clara: vision of her Patron/Dagrodath. Symbols of power</text:p>
                </text:list-item>
              </text:list>
            </text:list-item>
            <text:list-item>
              <text:p text:style-name="P1">After clearing the trial, the sword can be claimed. </text:p>
            </text:list-item>
          </text:list>
        </text:list-item>
        <text:list-item>
          <text:p text:style-name="P1">Gem</text:p>
          <text:list>
            <text:list-item>
              <text:p text:style-name="P1">More demons on the approach, possibly higher levels as a general</text:p>
            </text:list-item>
            <text:list-item>
              <text:p text:style-name="P1">might could make a stop at one of the other altars to learn of the history inscribed as well as the sealing rites. Sealed altar could also be demon warded, but have cultists trying to remove the ward when they get there.</text:p>
            </text:list-item>
            <text:list-item>
              <text:p text:style-name="P1">Could have a group of Drow as cultists in an attempt at overthrowing the city. Leader named Uncle (whatever his name is)</text:p>
            </text:list-item>
            <text:list-item>
              <text:p text:style-name="P1">Once they get to the sealed gem, proceed with the random encounter (make a list and a roll chance. Might make multiple rolls)</text:p>
            </text:list-item>
            <text:list-item>
              <text:p text:style-name="P1">If they slot it into the necklace immediately, let them, but make note how the necklace seems stronger. (Hope that Patrick won't just hand it over or anything.)</text:p>
            </text:list-item>
            <text:list-item>
              <text:p text:style-name="P1">After the gem they can head straight to the demon palace that is the fortific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Sockwell</meta:initial-creator>
    <dc:creator>William Sockwell</dc:creator>
    <meta:editing-cycles>21</meta:editing-cycles>
    <meta:creation-date>2018-01-18T07:26:00</meta:creation-date>
    <dc:date>2020-02-28T05:43:37.91</dc:date>
    <meta:editing-duration>PT21H28M</meta:editing-duration>
    <meta:generator>OpenOffice/4.1.5$Win32 OpenOffice.org_project/415m1$Build-9789</meta:generator>
    <meta:document-statistic meta:table-count="0" meta:image-count="0" meta:object-count="0" meta:page-count="12" meta:paragraph-count="219" meta:word-count="4054" meta:character-count="226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